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2.512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693in"/>
    </style:style>
    <style:style style:name="ro1" style:family="table-row">
      <style:table-row-properties style:row-height="0.3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size="22pt" style:font-size-asian="22pt" style:font-size-complex="22pt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40"/>
    <style:style style:name="ce9" style:family="table-cell" style:parent-style-name="Default" style:data-style-name="N43"/>
    <style:style style:name="ce10" style:family="table-cell" style:parent-style-name="Default" style:data-style-name="N118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/>
  </office:automatic-styles>
  <office:body>
    <office:spreadsheet>
      <table:table table:name="Apri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6" table:visibility="collapse" table:default-cell-style-name="Default"/>
        <table:table-column table:style-name="co6" table:number-columns-repeated="2" table:default-cell-style-name="Default"/>
        <table:table-row table:style-name="ro1">
          <table:table-cell table:style-name="ce1"/>
          <table:table-cell table:style-name="ce4" office:value-type="string">
            <text:p>Loris Fichera Journal</text:p>
          </table:table-cell>
          <table:table-cell table:number-columns-repeated="8"/>
          <table:table-cell table:style-name="ce8"/>
          <table:table-cell/>
        </table:table-row>
        <table:table-row table:style-name="ro2">
          <table:table-cell table:style-name="ce1"/>
          <table:table-cell table:number-columns-repeated="9"/>
          <table:table-cell table:style-name="ce8"/>
          <table:table-cell/>
        </table:table-row>
        <table:table-row table:style-name="ro2">
          <table:table-cell table:style-name="ce1"/>
          <table:table-cell table:style-name="ce2" office:value-type="string">
            <text:p>day</text:p>
          </table:table-cell>
          <table:table-cell table:style-name="ce2" office:value-type="string">
            <text:p>Start Time</text:p>
          </table:table-cell>
          <table:table-cell table:style-name="ce2" office:value-type="string">
            <text:p>End Time</text:p>
          </table:table-cell>
          <table:table-cell table:style-name="ce2" office:value-type="string">
            <text:p>Activities</text:p>
          </table:table-cell>
          <table:table-cell table:style-name="ce2" office:value-type="string">
            <text:p>Hours</text:p>
          </table:table-cell>
          <table:table-cell table:number-columns-repeated="4"/>
          <table:table-cell table:style-name="ce8"/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5 Thu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Installazione stampante di rete</text:p>
          </table:table-cell>
          <table:table-cell table:number-columns-repeated="2"/>
          <table:table-cell table:style-name="ce8"/>
          <table:table-cell table:number-columns-repeated="2"/>
          <table:table-cell table:style-name="ce8" table:formula="oooc:=[.D6]-[.C4]" office:value-type="time" office:time-value="PT05H00M00S">
            <text:p>05:00</text:p>
          </table:table-cell>
          <table:table-cell table:style-name="ce11" table:formula="oooc:=SUM([.K4:.K237])" office:value-type="time" office:time-value="PT412H50M00S">
            <text:p>412:50</text:p>
          </table:table-cell>
        </table:table-row>
        <table:table-row table:style-name="ro2">
          <table:table-cell table:style-name="ce1"/>
          <table:table-cell/>
          <table:table-cell table:style-name="ce5" office:value-type="time" office:time-value="PT14H00M00S">
            <text:p>14:00</text:p>
          </table:table-cell>
          <table:table-cell table:style-name="ce5" office:value-type="time" office:time-value="PT15H45M00S">
            <text:p>15:45</text:p>
          </table:table-cell>
          <table:table-cell office:value-type="string">
            <text:p>Documentazione per nuovo hw da acquistare: camere stere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45M00S">
            <text:p>15:45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lettura mail tra prof. Livatino e terzi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16 Fri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15M00S">
            <text:p>11:15</text:p>
          </table:table-cell>
          <table:table-cell office:value-type="string">
            <text:p>creazione agend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Documentazione per nuovo hw da acquistare: verifica compatibilita` tra kit nVidia 3d, monitor, scheda video</text:p>
          </table:table-cell>
          <table:table-cell table:number-columns-repeated="5"/>
          <table:table-cell table:style-name="ce8" table:formula="oooc:=[.D14]-[.C8]" office:value-type="time" office:time-value="PT06H40M00S">
            <text:p>06:4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00M00S">
            <text:p>14:00</text:p>
          </table:table-cell>
          <table:table-cell table:style-name="ce5" office:value-type="time" office:time-value="PT14H15M00S">
            <text:p>14:15</text:p>
          </table:table-cell>
          <table:table-cell office:value-type="string">
            <text:p>Lettura mail tra prof. Livatino e altri riguardo HMD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15M00S">
            <text:p>14:15</text:p>
          </table:table-cell>
          <table:table-cell table:style-name="ce5" office:value-type="time" office:time-value="PT15H00M00S">
            <text:p>15:00</text:p>
          </table:table-cell>
          <table:table-cell office:value-type="string">
            <text:p>Documentazione per nuovo hw da acquistare: cavetto connessione diretta per occhiali 3d nVid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5H10M00S">
            <text:p>15:10</text:p>
          </table:table-cell>
          <table:table-cell office:value-type="string">
            <text:p>Stesura mini-report per risultati ricerca su kit 3d nVidia, scheda grafica, cavetto connessione dirett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10M00S">
            <text:p>15:10</text:p>
          </table:table-cell>
          <table:table-cell table:style-name="ce5" office:value-type="time" office:time-value="PT16H30M00S">
            <text:p>16:30</text:p>
          </table:table-cell>
          <table:table-cell office:value-type="string">
            <text:p>Preparazione materiale per meeting riassuntiv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6H30M00S">
            <text:p>16:30</text:p>
          </table:table-cell>
          <table:table-cell table:style-name="ce5" office:value-type="time" office:time-value="PT17H40M00S">
            <text:p>17:4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19 Mon Apr</text:p>
          </table:table-cell>
          <table:table-cell table:style-name="ce5" office:value-type="time" office:time-value="PT09H15M00S">
            <text:p>09:15</text:p>
          </table:table-cell>
          <table:table-cell table:style-name="ce5" office:value-type="time" office:time-value="PT09H30M00S">
            <text:p>09:3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5]-[.C16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30M00S">
            <text:p>09:30</text:p>
          </table:table-cell>
          <table:table-cell table:style-name="ce5" office:value-type="time" office:time-value="PT09H40M00S">
            <text:p>09:40</text:p>
          </table:table-cell>
          <table:table-cell office:value-type="string">
            <text:p>briefing con Daniele Ferr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0M00S">
            <text:p>09:40</text:p>
          </table:table-cell>
          <table:table-cell table:style-name="ce5" office:value-type="time" office:time-value="PT10H20M00S">
            <text:p>10:20</text:p>
          </table:table-cell>
          <table:table-cell office:value-type="string">
            <text:p>Documentazione per nuovo hw da acquistare: preventivo dell precision t7500 con scheda grafica FX4800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20M00S">
            <text:p>10:20</text:p>
          </table:table-cell>
          <table:table-cell table:style-name="ce5" office:value-type="time" office:time-value="PT11H30M00S">
            <text:p>11:30</text:p>
          </table:table-cell>
          <table:table-cell office:value-type="string">
            <text:p>Documentazione per nuovo hw da acquistare: part number per nVidia Quadro stereo connectors and cables – also sent an email to scan.co.uk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30M00S">
            <text:p>11:30</text:p>
          </table:table-cell>
          <table:table-cell table:style-name="ce5" office:value-type="time" office:time-value="PT12H15M00S">
            <text:p>12:15</text:p>
          </table:table-cell>
          <table:table-cell office:value-type="string">
            <text:p>Documentazione per nuovo hw da acquistare: studio parametri prestazionali stereocamer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15M00S">
            <text:p>12:15</text:p>
          </table:table-cell>
          <table:table-cell table:style-name="ce5" office:value-type="time" office:time-value="PT12H30M00S">
            <text:p>12:30</text:p>
          </table:table-cell>
          <table:table-cell office:value-type="string">
            <text:p>Scrittura mail per techical questions videre design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30M00S">
            <text:p>12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briefing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15M00S">
            <text:p>14:15</text:p>
          </table:table-cell>
          <table:table-cell table:style-name="ce5" office:value-type="time" office:time-value="PT14H30M00S">
            <text:p>14:3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2H30M00S">
            <text:p>02:30</text:p>
          </table:table-cell>
          <table:table-cell table:style-name="ce5" office:value-type="time" office:time-value="PT03H00M00S">
            <text:p>03:00</text:p>
          </table:table-cell>
          <table:table-cell office:value-type="string">
            <text:p>raccolta e invio materiale al prof. Livatino (preventivo computer e part number materiale per 3D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3H00M00S">
            <text:p>03:00</text:p>
          </table:table-cell>
          <table:table-cell table:style-name="ce5" office:value-type="time" office:time-value="PT17H15M00S">
            <text:p>17:15</text:p>
          </table:table-cell>
          <table:table-cell office:value-type="string">
            <text:p>set up di un progetto presso google code per codice/documentazione in condivisione con Daniel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20 Tue Apr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30]-[.C27]" office:value-type="time" office:time-value="PT08H30M00S">
            <text:p>08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esura primo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2H45M00S">
            <text:p>02:45</text:p>
          </table:table-cell>
          <table:table-cell table:style-name="ce5" office:value-type="time" office:time-value="PT16H30M00S">
            <text:p>16:30</text:p>
          </table:table-cell>
          <table:table-cell office:value-type="string">
            <text:p>stesura primo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6H30M00S">
            <text:p>16:30</text:p>
          </table:table-cell>
          <table:table-cell table:style-name="ce5" office:value-type="time" office:time-value="PT18H00M00S">
            <text:p>18:00</text:p>
          </table:table-cell>
          <table:table-cell office:value-type="string">
            <text:p>seminario su XN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21 Wed Apr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preparazione laboratorio studenti per venerdi`: fraps + XNA</text:p>
          </table:table-cell>
          <table:table-cell table:number-columns-repeated="5"/>
          <table:table-cell table:style-name="ce8" table:formula="oooc:=[.D33]-[.C32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30M00S">
            <text:p>15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London: visita a Inition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22 Thu Apr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1H45M00S">
            <text:p>11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37]-[.C35]" office:value-type="time" office:time-value="PT02H45M00S">
            <text:p>02:4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45M00S">
            <text:p>11:45</text:p>
          </table:table-cell>
          <table:table-cell table:style-name="ce5" office:value-type="time" office:time-value="PT12H00M00S">
            <text:p>12:00</text:p>
          </table:table-cell>
          <table:table-cell office:value-type="string">
            <text:p>analisi report Alessandro Canigl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00M00S">
            <text:p>12:00</text:p>
          </table:table-cell>
          <table:table-cell table:style-name="ce5" office:value-type="time" office:time-value="PT13H15M00S">
            <text:p>13:15</text:p>
          </table:table-cell>
          <table:table-cell office:value-type="string">
            <text:p>di nuovo a fare preventivi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23 Fri Apr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lettura report Alessandro Caniglia</text:p>
          </table:table-cell>
          <table:table-cell table:number-columns-repeated="5"/>
          <table:table-cell table:style-name="ce8" table:formula="oooc:=[.D40]-[.C39]" office:value-type="time" office:time-value="PT06H00M00S">
            <text:p>06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briefing con Daniele Ferro e Alessandro Canigl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string">
            <text:p>26 Mon Apr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45]-[.C42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2H00M00S">
            <text:p>12:00</text:p>
          </table:table-cell>
          <table:table-cell office:value-type="string">
            <text:p>lettura articolo visione ex-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2H00M00S">
            <text:p>12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briefing con Daniele Ferro, Appy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installazione simulatore robotico (rosen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27 Tue Apr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49]-[.C47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2H00M00S">
            <text:p>12:00</text:p>
          </table:table-cell>
          <table:table-cell office:value-type="string">
            <text:p>installazione simulatore robotico (rosen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28 Wed Apr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45M00S">
            <text:p>10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54]-[.C51]" office:value-type="time" office:time-value="PT06H30M00S">
            <text:p>06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45M00S">
            <text:p>10:45</text:p>
          </table:table-cell>
          <table:table-cell table:style-name="ce5" office:value-type="time" office:time-value="PT11H15M00S">
            <text:p>11:15</text:p>
          </table:table-cell>
          <table:table-cell office:value-type="string">
            <text:p>analisi preventivo stereocamer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15M00S">
            <text:p>11:15</text:p>
          </table:table-cell>
          <table:table-cell table:style-name="ce5" office:value-type="time" office:time-value="PT13H15M00S">
            <text:p>13:15</text:p>
          </table:table-cell>
          <table:table-cell office:value-type="string">
            <text:p>disbrigo pratiche id card, mail, etc.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string">
            <text:p>29 Thu Apr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0H25M00S">
            <text:p>10:2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59]-[.C56]" office:value-type="time" office:time-value="PT07H20M00S">
            <text:p>07:2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30M00S">
            <text:p>10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03H30M00S">
            <text:p>03:30</text:p>
          </table:table-cell>
          <table:table-cell office:value-type="string">
            <text:p>calcoli per focale stereocamer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3H30M00S">
            <text:p>03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string">
            <text:p>30 Fri Apr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45M00S">
            <text:p>10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63]-[.C61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45M00S">
            <text:p>10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8H30M00S">
            <text:p>18:30</text:p>
          </table:table-cell>
          <table:table-cell office:value-type="string">
            <text:p>studio SDL e openGL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string">
            <text:p>04 Tue May</text:p>
          </table:table-cell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69]-[.C65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0H45M00S">
            <text:p>10:45</text:p>
          </table:table-cell>
          <table:table-cell office:value-type="string">
            <text:p>calcoli per focale stereocamer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45M00S">
            <text:p>10:45</text:p>
          </table:table-cell>
          <table:table-cell table:style-name="ce5" office:value-type="time" office:time-value="PT11H00M00S">
            <text:p>11:00</text:p>
          </table:table-cell>
          <table:table-cell office:value-type="string">
            <text:p>mail per Livatino per focale stereocamer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string">
            <text:p>05 Wed May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73]-[.C71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studio openGL API: matrici di proiezione, modelview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string">
            <text:p>06 Thu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77]-[.C75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string">
            <text:p>07 Fri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82]-[.C79]" office:value-type="time" office:time-value="PT09H30M00S">
            <text:p>09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1H00M00S">
            <text:p>11:00</text:p>
          </table:table-cell>
          <table:table-cell office:value-type="string">
            <text:p>studio middleware erlang per distribuzione del calcol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9H00M00S">
            <text:p>19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string">
            <text:p>10 Mon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87]-[.C84]" office:value-type="time" office:time-value="PT10H00M00S">
            <text:p>10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comparazione preventivi per stereocamere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9H30M00S">
            <text:p>19:3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string">
            <text:p>11 Tue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91]-[.C89]" office:value-type="time" office:time-value="PT09H30M00S">
            <text:p>09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30M00S">
            <text:p>14:30</text:p>
          </table:table-cell>
          <table:table-cell table:style-name="ce5" office:value-type="time" office:time-value="PT19H00M00S">
            <text:p>19:00</text:p>
          </table:table-cell>
          <table:table-cell office:value-type="string">
            <text:p>modifica core ROSEN per supporto visione stereoscop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string">
            <text:p>12 Wed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97]-[.C93]" office:value-type="time" office:time-value="PT08H30M00S">
            <text:p>08:30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time" office:time-value="PT09H45M00S">
            <text:p>09:45</text:p>
          </table:table-cell>
          <table:table-cell table:style-name="ce5" office:value-type="time" office:time-value="PT11H00M00S">
            <text:p>11:00</text:p>
          </table:table-cell>
          <table:table-cell office:value-type="string">
            <text:p>meeting con Daniele Ferr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investigazione su piattaforme video openGL per stereoscop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time" office:time-value="PT14H30M00S">
            <text:p>14:30</text:p>
          </table:table-cell>
          <table:table-cell table:style-name="ce5" office:value-type="time" office:time-value="PT16H30M00S">
            <text:p>16:30</text:p>
          </table:table-cell>
          <table:table-cell office:value-type="string">
            <text:p>investigazione su piattaforme video openGL per stereoscopi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time" office:time-value="PT16H30M00S">
            <text:p>16:30</text:p>
          </table:table-cell>
          <table:table-cell table:style-name="ce5" office:value-type="time" office:time-value="PT18H00M00S">
            <text:p>18:0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 office:value-type="string">
            <text:p>13 Thu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visione codice del simulatore sviluppato da F. Priviter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01]-[.C99]" office:value-type="time" office:time-value="PT06H35M00S">
            <text:p>06:3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5H30M00S">
            <text:p>15:30</text:p>
          </table:table-cell>
          <table:table-cell table:style-name="ce3" office:value-type="string">
            <text:p>modifica codice per cattura screensh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5H30M00S">
            <text:p>15:30</text:p>
          </table:table-cell>
          <table:table-cell table:style-name="ce5" office:value-type="time" office:time-value="PT16H05M00S">
            <text:p>16:05</text:p>
          </table:table-cell>
          <table:table-cell table:style-name="ce3" office:value-type="string">
            <text:p>installazione e configurazione tortoiseHG su windows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 office:value-type="string">
            <text:p>14 Wen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0H30M00S">
            <text:p>10:30</text:p>
          </table:table-cell>
          <table:table-cell table:style-name="ce3" office:value-type="string">
            <text:p>gestione repository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06]-[.C103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0H30M00S">
            <text:p>10:30</text:p>
          </table:table-cell>
          <table:table-cell table:style-name="ce5" office:value-type="time" office:time-value="PT11H30M00S">
            <text:p>11:30</text:p>
          </table:table-cell>
          <table:table-cell table:style-name="ce3" office:value-type="string">
            <text:p>studio ridirezione comandi tramite codice al simulator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1H30M00S">
            <text:p>11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creazione e gestione mappa; camera on border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prime prove di log immagini e dati dal simulator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3" office:value-type="string">
            <text:p>17 Mon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1H00M00S">
            <text:p>11:00</text:p>
          </table:table-cell>
          <table:table-cell table:style-name="ce3" office:value-type="string">
            <text:p>ricerca strumeti Python e OpenGL per creare AR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10]-[.C108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lettura tutorial pygle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15M00S">
            <text:p>17:15</text:p>
          </table:table-cell>
          <table:table-cell table:style-name="ce3" office:value-type="string">
            <text:p>lettura OpenGL Distilled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 office:value-type="string">
            <text:p>18 Tue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lettura OpenGL Distilled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13]-[.C112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15M00S">
            <text:p>17:15</text:p>
          </table:table-cell>
          <table:table-cell table:style-name="ce3" office:value-type="string">
            <text:p>tutorial OpenGL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 office:value-type="string">
            <text:p>19 Wed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codice OpenGL con textur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17]-[.C115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6H15M00S">
            <text:p>16:15</text:p>
          </table:table-cell>
          <table:table-cell table:style-name="ce3" office:value-type="string">
            <text:p>codice OpenGL con blending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6H15M00S">
            <text:p>16:15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log dati simultaore su mercurial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string">
            <text:p>20 Thu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utilizzo codice classe robot da simulatore Priviter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20]-[.C119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utilizzo codice classe robot da simulatore Priviter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3" office:value-type="string">
            <text:p>21 Fri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uso texture con codice precedente</text:p>
          </table:table-cell>
          <table:table-cell table:style-name="ce3"/>
          <table:table-cell table:style-name="ce6"/>
          <table:table-cell table:number-columns-repeated="3"/>
          <table:table-cell table:style-name="ce8" table:formula="oooc:=[.D123]-[.C122]" office:value-type="time" office:time-value="PT07H45M00S">
            <text:p>07:45</text:p>
          </table:table-cell>
          <table:table-cell/>
        </table:table-row>
        <table:table-row table:style-name="ro2">
          <table:table-cell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15M00S">
            <text:p>17:15</text:p>
          </table:table-cell>
          <table:table-cell table:style-name="ce3" office:value-type="string">
            <text:p>merge texture e robot</text:p>
          </table:table-cell>
          <table:table-cell table:style-name="ce3"/>
          <table:table-cell table:style-name="ce6"/>
          <table:table-cell table:number-columns-repeated="3"/>
          <table:table-cell table:style-name="ce8"/>
          <table:table-cell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string">
            <text:p>24 Mon May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09H30M00S">
            <text:p>09:3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131]-[.C126]" office:value-type="time" office:time-value="PT08H00M00S">
            <text:p>08:00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time" office:time-value="PT09H30M00S">
            <text:p>09:30</text:p>
          </table:table-cell>
          <table:table-cell table:style-name="ce5" office:value-type="time" office:time-value="PT11H45M00S">
            <text:p>11:45</text:p>
          </table:table-cell>
          <table:table-cell office:value-type="string">
            <text:p>merge texture e robo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3" office:value-type="string">
            <text:p>meeting con prof. Livatino ed altri</text:p>
          </table:table-cell>
          <table:table-cell table:style-name="ce3"/>
          <table:table-cell table:style-name="ce6"/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2"/>
          <table:table-cell table:style-name="ce7" office:value-type="time" office:time-value="PT14H00M00S">
            <text:p>14:00</text:p>
          </table:table-cell>
          <table:table-cell table:style-name="ce7" office:value-type="time" office:time-value="PT16H00M00S">
            <text:p>16:00</text:p>
          </table:table-cell>
          <table:table-cell table:style-name="ce3" office:value-type="string">
            <text:p>lavoro compiti C (correzione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7" office:value-type="time" office:time-value="PT16H00M00S">
            <text:p>16:00</text:p>
          </table:table-cell>
          <table:table-cell table:style-name="ce7" office:value-type="time" office:time-value="PT16H30M00S">
            <text:p>16:30</text:p>
          </table:table-cell>
          <table:table-cell table:style-name="ce3" office:value-type="string">
            <text:p>meeting con prof. Livatino su visio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7" office:value-type="time" office:time-value="PT16H30M00S">
            <text:p>16:30</text:p>
          </table:table-cell>
          <table:table-cell table:style-name="ce7" office:value-type="time" office:time-value="PT17H00M00S">
            <text:p>17:00</text:p>
          </table:table-cell>
          <table:table-cell table:style-name="ce3" office:value-type="string">
            <text:p>scrittura planning nell'agend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6" table:number-columns-repeated="2"/>
          <table:table-cell table:style-name="ce3"/>
          <table:table-cell table:number-columns-repeated="5"/>
          <table:table-cell table:style-name="ce8"/>
          <table:table-cell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3" office:value-type="string">
            <text:p>25 Tue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2H00M00S">
            <text:p>12:00</text:p>
          </table:table-cell>
          <table:table-cell table:style-name="ce3" office:value-type="string">
            <text:p>lavoro su light e color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37]-[.C133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2H00M00S">
            <text:p>12:00</text:p>
          </table:table-cell>
          <table:table-cell table:style-name="ce5" office:value-type="time" office:time-value="PT12H30M00S">
            <text:p>12:30</text:p>
          </table:table-cell>
          <table:table-cell table:style-name="ce3" office:value-type="string">
            <text:p>definizione skeleton per repor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2H30M00S">
            <text:p>12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inserimento tasti direzione per muovere il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5H00M00S">
            <text:p>15:00</text:p>
          </table:table-cell>
          <table:table-cell table:style-name="ce3" office:value-type="string">
            <text:p>inserimento tasti direzione per muovere il robot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studio valore altezza da terra migliore ed altri parametri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3" office:value-type="string">
            <text:p>26 Wed May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0H20M00S">
            <text:p>10:20</text:p>
          </table:table-cell>
          <table:table-cell table:style-name="ce3" office:value-type="string">
            <text:p>scrittura report (parte simulatore)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42]-[.C139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0H20M00S">
            <text:p>10:20</text:p>
          </table:table-cell>
          <table:table-cell table:style-name="ce5" office:value-type="time" office:time-value="PT11H30M00S">
            <text:p>11:30</text:p>
          </table:table-cell>
          <table:table-cell table:style-name="ce3" office:value-type="string">
            <text:p>pulizia codic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1H30M00S">
            <text:p>11:30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posizione robot da fil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7H00M00S">
            <text:p>17:00</text:p>
          </table:table-cell>
          <table:table-cell table:style-name="ce3" office:value-type="string">
            <text:p>posizione robot da file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string">
            <text:p>1 Tue Jun</text:p>
          </table:table-cell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briefing con Daniele Ferro</text:p>
          </table:table-cell>
          <table:table-cell table:number-columns-repeated="5"/>
          <table:table-cell table:style-name="ce8" table:formula="oooc:=[.D148]-[.C144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15M00S">
            <text:p>10:15</text:p>
          </table:table-cell>
          <table:table-cell table:style-name="ce5" office:value-type="time" office:time-value="PT13H15M00S">
            <text:p>13:15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4H45M00S">
            <text:p>14:45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6H00M00S">
            <text:p>16:00</text:p>
          </table:table-cell>
          <table:table-cell table:style-name="ce5" office:value-type="time" office:time-value="PT17H30M00S">
            <text:p>17:30</text:p>
          </table:table-cell>
          <table:table-cell office:value-type="string">
            <text:p>lavoro su datamanager class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string">
            <text:p>2 Wed Jun</text:p>
          </table:table-cell>
          <table:table-cell table:style-name="ce5" office:value-type="time" office:time-value="PT09H45M00S">
            <text:p>09:45</text:p>
          </table:table-cell>
          <table:table-cell table:style-name="ce5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153]-[.C150]" office:value-type="time" office:time-value="PT07H15M00S">
            <text:p>07:15</text:p>
          </table:table-cell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0H00M00S">
            <text:p>10:00</text:p>
          </table:table-cell>
          <table:table-cell table:style-name="ce5" office:value-type="time" office:time-value="PT11H30M00S">
            <text:p>11:30</text:p>
          </table:table-cell>
          <table:table-cell office:value-type="string">
            <text:p>spostamento texturing su datamanager class + lettura/scrittura immagini con libreria “Corona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1H30M00S">
            <text:p>11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verifica tecnica nuovo computer + sistemazione lab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office:value-type="string">
            <text:p>spostamento texturing su datamanager class + lettura/scrittura immagini con libreria “Corona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3" office:value-type="string">
            <text:p>8 Tue Jun</text:p>
          </table:table-cell>
          <table:table-cell table:style-name="ce5" office:value-type="time" office:time-value="PT08H50M00S">
            <text:p>08:50</text:p>
          </table:table-cell>
          <table:table-cell table:style-name="ce5" office:value-type="time" office:time-value="PT09H15M00S">
            <text:p>09:15</text:p>
          </table:table-cell>
          <table:table-cell table:style-name="ce3" office:value-type="string">
            <text:p>lettura mail/corrispondenza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57]-[.C155]" office:value-type="time" office:time-value="PT09H35M00S">
            <text:p>09:35</text:p>
          </table:table-cell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09H15M00S">
            <text:p>09:15</text:p>
          </table:table-cell>
          <table:table-cell table:style-name="ce5" office:value-type="time" office:time-value="PT13H00M00S">
            <text:p>13:00</text:p>
          </table:table-cell>
          <table:table-cell table:style-name="ce3" office:value-type="string">
            <text:p>Risoluzione alcuni bug (texture con png)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office:value-type="time" office:time-value="PT14H00M00S">
            <text:p>14:00</text:p>
          </table:table-cell>
          <table:table-cell table:style-name="ce5" office:value-type="time" office:time-value="PT18H25M00S">
            <text:p>18:25</text:p>
          </table:table-cell>
          <table:table-cell table:style-name="ce3" office:value-type="string">
            <text:p>implementazione algoritmo per REAR (approccio spaziale)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10"/>
          <table:table-cell table:number-columns-repeated="2"/>
          <table:table-cell table:style-name="ce8"/>
          <table:table-cell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3" office:value-type="string">
            <text:p>9 Wed Jun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1H00M00S">
            <text:p>11:00</text:p>
          </table:table-cell>
          <table:table-cell table:style-name="ce3" office:value-type="string">
            <text:p>risoluzione alcuni bug + class diagram</text:p>
          </table:table-cell>
          <table:table-cell table:style-name="ce3"/>
          <table:table-cell table:style-name="ce6"/>
          <table:table-cell table:style-name="ce10"/>
          <table:table-cell table:number-columns-repeated="2"/>
          <table:table-cell table:style-name="ce8" table:formula="oooc:=[.D161]-[.C159]" office:value-type="time" office:time-value="PT09H10M00S">
            <text:p>09:10</text:p>
          </table:table-cell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264H00M00S">
            <text:p>00:00</text:p>
          </table:table-cell>
          <table:table-cell table:style-name="ce5" office:value-type="time" office:time-value="PT12H45M00S">
            <text:p>12:45</text:p>
          </table:table-cell>
          <table:table-cell office:value-type="string">
            <text:p>riunione per esposizione del pomeriggi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5H00M00S">
            <text:p>15:00</text:p>
          </table:table-cell>
          <table:table-cell table:style-name="ce5" office:value-type="time" office:time-value="PT18H40M00S">
            <text:p>18:40</text:p>
          </table:table-cell>
          <table:table-cell office:value-type="string">
            <text:p>esposizione facolta` presso il mercer building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string">
            <text:p>10 Thu Jun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167]-[.C163]" office:value-type="time" office:time-value="PT07H30M00S">
            <text:p>07:30</text:p>
          </table:table-cell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09H45M00S">
            <text:p>09:45</text:p>
          </table:table-cell>
          <table:table-cell table:style-name="ce5" office:value-type="time" office:time-value="PT10H30M00S">
            <text:p>10:30</text:p>
          </table:table-cell>
          <table:table-cell office:value-type="string">
            <text:p>implementazione callback per metrica selezione immagini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0H30M00S">
            <text:p>10:3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risoluzione bug MoveCamera(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4H00M00S">
            <text:p>14:00</text:p>
          </table:table-cell>
          <table:table-cell table:style-name="ce5" office:value-type="time" office:time-value="PT16H00M00S">
            <text:p>16:00</text:p>
          </table:table-cell>
          <table:table-cell office:value-type="string">
            <text:p>risoluzione bug MoveCamera(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5" office:value-type="time" office:time-value="PT16H00M00S">
            <text:p>16:00</text:p>
          </table:table-cell>
          <table:table-cell table:style-name="ce5" office:value-type="time" office:time-value="PT17H00M00S">
            <text:p>17:0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string">
            <text:p>11 Fri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 table:formula="oooc:=[.D170]-[.C169]" office:value-type="time" office:time-value="PT09H10M00S">
            <text:p>09:1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30M00S">
            <text:p>14:30</text:p>
          </table:table-cell>
          <table:table-cell table:style-name="ce8" office:value-type="time" office:time-value="PT18H40M00S">
            <text:p>18:4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string">
            <text:p>14 Mon Jun</text:p>
          </table:table-cell>
          <table:table-cell table:style-name="ce8" office:value-type="time" office:time-value="PT09H35M00S">
            <text:p>09:3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 table:formula="oooc:=[.D174]-[.C172]" office:value-type="time" office:time-value="PT08H25M00S">
            <text:p>08:25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45M00S">
            <text:p>14:45</text:p>
          </table:table-cell>
          <table:table-cell table:style-name="ce8" office:value-type="time" office:time-value="PT16H00M00S">
            <text:p>16:00</text:p>
          </table:table-cell>
          <table:table-cell office:value-type="string">
            <text:p>risoluzione bug “stesso codice – esecuzione differente”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6H00M00S">
            <text:p>16:00</text:p>
          </table:table-cell>
          <table:table-cell table:style-name="ce8" office:value-type="time" office:time-value="PT18H00M00S">
            <text:p>18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string">
            <text:p>15 Tue Jun</text:p>
          </table:table-cell>
          <table:table-cell table:style-name="ce8" office:value-type="time" office:time-value="PT09H35M00S">
            <text:p>09:35</text:p>
          </table:table-cell>
          <table:table-cell table:style-name="ce8" office:value-type="time" office:time-value="PT13H00M00S">
            <text:p>13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 table:formula="oooc:=[.D177]-[.C176]" office:value-type="time" office:time-value="PT08H25M00S">
            <text:p>08:25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string">
            <text:p>16 Wed Jun</text:p>
          </table:table-cell>
          <table:table-cell table:style-name="ce8" office:value-type="time" office:time-value="PT09H35M00S">
            <text:p>09:35</text:p>
          </table:table-cell>
          <table:table-cell table:style-name="ce8" office:value-type="time" office:time-value="PT13H00M00S">
            <text:p>13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 table:formula="oooc:=[.D182]-[.C179]" office:value-type="time" office:time-value="PT07H25M00S">
            <text:p>07:25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00M00S">
            <text:p>14:00</text:p>
          </table:table-cell>
          <table:table-cell table:style-name="ce8" office:value-type="time" office:time-value="PT15H00M00S">
            <text:p>15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5H00M00S">
            <text:p>15:00</text:p>
          </table:table-cell>
          <table:table-cell table:style-name="ce8" office:value-type="time" office:time-value="PT16H00M00S">
            <text:p>16:00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6H00M00S">
            <text:p>16:00</text:p>
          </table:table-cell>
          <table:table-cell table:style-name="ce8" office:value-type="time" office:time-value="PT17H00M00S">
            <text:p>17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 table:formula="oooc:=[.D185]-[.C184]" office:value-type="time" office:time-value="PT07H45M00S">
            <text:p>07:45</text:p>
          </table:table-cell>
          <table:table-cell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string">
            <text:p>17 Thu Jun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3H00M00S">
            <text:p>13:00</text:p>
          </table:table-cell>
          <table:table-cell table:style-name="ce3" office:value-type="string">
            <text:p>definizione algoritmo scelta immagine esocentrica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3H00M00S">
            <text:p>13:00</text:p>
          </table:table-cell>
          <table:table-cell table:style-name="ce8" office:value-type="time" office:time-value="PT17H30M00S">
            <text:p>17:3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string">
            <text:p>18 Fri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 table:formula="oooc:=[.D187]-[.C187]" office:value-type="time" office:time-value="PT03H30M00S">
            <text:p>03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string">
            <text:p>23 Wed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 table:formula="oooc:=[.D190]-[.C189]" office:value-type="time" office:time-value="PT09H30M00S">
            <text:p>09:3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5H00M00S">
            <text:p>15:00</text:p>
          </table:table-cell>
          <table:table-cell table:style-name="ce8" office:value-type="time" office:time-value="PT19H00M00S">
            <text:p>19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/>
          <table:table-cell/>
        </table:table-row>
        <table:table-row table:style-name="ro2" table:visibility="collapse" table:number-rows-repeated="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string">
            <text:p>24 Thu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 table:formula="oooc:=[.D195]-[.C194]" office:value-type="time" office:time-value="PT08H30M00S">
            <text:p>08:3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risoluzione bug posizioni camera e robot</text:p>
          </table:table-cell>
          <table:table-cell table:number-columns-repeated="5"/>
          <table:table-cell table:style-name="ce8"/>
          <table:table-cell/>
        </table:table-row>
        <table:table-row table:style-name="ro2" table:visibility="collapse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string">
            <text:p>25 Fri Jun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pulizia codice</text:p>
          </table:table-cell>
          <table:table-cell table:number-columns-repeated="5"/>
          <table:table-cell table:style-name="ce8" table:formula="oooc:=[.D200]-[.C198]" office:value-type="time" office:time-value="PT08H55M00S">
            <text:p>08:55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4H30M00S">
            <text:p>14:30</text:p>
          </table:table-cell>
          <table:table-cell table:style-name="ce8" office:value-type="time" office:time-value="PT17H00M00S">
            <text:p>17:00</text:p>
          </table:table-cell>
          <table:table-cell office:value-type="string">
            <text:p>risoluzione bug WithinBoundaries()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7H00M00S">
            <text:p>17:00</text:p>
          </table:table-cell>
          <table:table-cell table:style-name="ce8" office:value-type="time" office:time-value="PT18H25M00S">
            <text:p>18:25</text:p>
          </table:table-cell>
          <table:table-cell office:value-type="string">
            <text:p>Meeting riassuntivo con Prof. Livatin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string">
            <text:p>28 Mon Jun</text:p>
          </table:table-cell>
          <table:table-cell table:style-name="ce8" office:value-type="time" office:time-value="PT10H00M00S">
            <text:p>10:00</text:p>
          </table:table-cell>
          <table:table-cell table:style-name="ce8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04]-[.C202]" office:value-type="time" office:time-value="PT08H00M00S">
            <text:p>08:0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15M00S">
            <text:p>10:1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 su trasformazione del sistema di riferimento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string">
            <text:p>29 Tue Jun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09]-[.C206]" office:value-type="time" office:time-value="PT09H45M00S">
            <text:p>09:45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00M00S">
            <text:p>10:0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generazione nuovi log per rear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00M00S">
            <text:p>14:00</text:p>
          </table:table-cell>
          <table:table-cell table:style-name="ce8" office:value-type="time" office:time-value="PT16H00M00S">
            <text:p>16:00</text:p>
          </table:table-cell>
          <table:table-cell office:value-type="string">
            <text:p>generazione nuovi log per rear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6H00M00S">
            <text:p>16:00</text:p>
          </table:table-cell>
          <table:table-cell table:style-name="ce8" office:value-type="time" office:time-value="PT19H30M00S">
            <text:p>19:30</text:p>
          </table:table-cell>
          <table:table-cell office:value-type="string">
            <text:p>Risoluzione alcuni bug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string">
            <text:p>30 Wed Jun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0H00M00S">
            <text:p>10:00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15]-[.C211]" office:value-type="time" office:time-value="PT08H15M00S">
            <text:p>08:15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00M00S">
            <text:p>10:00</text:p>
          </table:table-cell>
          <table:table-cell table:style-name="ce8" office:value-type="time" office:time-value="PT12H00M00S">
            <text:p>12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2H00M00S">
            <text:p>12:0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definizione questionario / test cases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00M00S">
            <text:p>14:00</text:p>
          </table:table-cell>
          <table:table-cell table:style-name="ce8" office:value-type="time" office:time-value="PT15H00M00S">
            <text:p>15:00</text:p>
          </table:table-cell>
          <table:table-cell office:value-type="string">
            <text:p>definizione nuova strutt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5H00M00S">
            <text:p>15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string">
            <text:p>5 Mon Jul</text:p>
          </table:table-cell>
          <table:table-cell table:style-name="ce8" office:value-type="time" office:time-value="PT10H00M00S">
            <text:p>10:00</text:p>
          </table:table-cell>
          <table:table-cell table:style-name="ce8" office:value-type="time" office:time-value="PT10H15M00S">
            <text:p>10:1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20]-[.C217]" office:value-type="time" office:time-value="PT09H20M00S">
            <text:p>09:2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0H15M00S">
            <text:p>10:1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30M00S">
            <text:p>14:30</text:p>
          </table:table-cell>
          <table:table-cell table:style-name="ce8" office:value-type="time" office:time-value="PT17H30M00S">
            <text:p>17:3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7H30M00S">
            <text:p>17:30</text:p>
          </table:table-cell>
          <table:table-cell table:style-name="ce8" office:value-type="time" office:time-value="PT19H20M00S">
            <text:p>19:20</text:p>
          </table:table-cell>
          <table:table-cell office:value-type="string">
            <text:p>realizzazione modello sketchup per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string">
            <text:p>6 Tue Jul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09H45M00S">
            <text:p>09:45</text:p>
          </table:table-cell>
          <table:table-cell office:value-type="string">
            <text:p>lettura mail/corrispondenza</text:p>
          </table:table-cell>
          <table:table-cell table:number-columns-repeated="5"/>
          <table:table-cell table:style-name="ce8" table:formula="oooc:=[.D224]-[.C222]" office:value-type="time" office:time-value="PT08H20M00S">
            <text:p>08:2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09H45M00S">
            <text:p>09:45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time" office:time-value="PT14H15M00S">
            <text:p>14:15</text:p>
          </table:table-cell>
          <table:table-cell table:style-name="ce8" office:value-type="time" office:time-value="PT17H50M00S">
            <text:p>17:5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string">
            <text:p>7 Wed Jul</text:p>
          </table:table-cell>
          <table:table-cell table:style-name="ce8" office:value-type="time" office:time-value="PT09H30M00S">
            <text:p>09:3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 table:formula="oooc:=[.D227]-[.C226]" office:value-type="time" office:time-value="PT09H30M00S">
            <text:p>09:3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time" office:time-value="PT14H00M00S">
            <text:p>14:00</text:p>
          </table:table-cell>
          <table:table-cell table:style-name="ce8" office:value-type="time" office:time-value="PT19H00M00S">
            <text:p>19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string">
            <text:p>8 Thu Jul</text:p>
          </table:table-cell>
          <table:table-cell table:style-name="ce8" office:value-type="time" office:time-value="PT10H00M00S">
            <text:p>10:0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 table:formula="oooc:=[.D230]-[.C229]" office:value-type="time" office:time-value="PT08H00M00S">
            <text:p>08:0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00M00S">
            <text:p>14:00</text:p>
          </table:table-cell>
          <table:table-cell table:style-name="ce8" office:value-type="time" office:time-value="PT18H00M00S">
            <text:p>18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1"/>
          <table:table-cell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string">
            <text:p>9 Fri</text:p>
          </table:table-cell>
          <table:table-cell table:style-name="ce8" office:value-type="time" office:time-value="PT09H40M00S">
            <text:p>09:40</text:p>
          </table:table-cell>
          <table:table-cell table:style-name="ce8" office:value-type="time" office:time-value="PT13H00M00S">
            <text:p>13:0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 table:formula="oooc:=[.D233]-[.C232]" office:value-type="time" office:time-value="PT07H50M00S">
            <text:p>07:50</text:p>
          </table:table-cell>
          <table:table-cell/>
        </table:table-row>
        <table:table-row table:style-name="ro2">
          <table:table-cell table:style-name="ce1"/>
          <table:table-cell/>
          <table:table-cell table:style-name="ce8" office:value-type="time" office:time-value="PT14H00M00S">
            <text:p>14:00</text:p>
          </table:table-cell>
          <table:table-cell table:style-name="ce8" office:value-type="time" office:time-value="PT17H30M00S">
            <text:p>17:3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12 Mon Jul</text:p>
          </table:table-cell>
          <table:table-cell table:style-name="ce8" office:value-type="time" office:time-value="PT10H00M00S">
            <text:p>10:00</text:p>
          </table:table-cell>
          <table:table-cell table:style-name="ce8" office:value-type="time" office:time-value="PT16H15M00S">
            <text:p>16:15</text:p>
          </table:table-cell>
          <table:table-cell office:value-type="string">
            <text:p>stesura report + test</text:p>
          </table:table-cell>
          <table:table-cell table:number-columns-repeated="5"/>
          <table:table-cell table:style-name="ce8" table:formula="oooc:=[.D235]-[.C235]" office:value-type="time" office:time-value="PT06H15M00S">
            <text:p>06:15</text:p>
          </table:table-cell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13 Tue Jul</text:p>
          </table:table-cell>
          <table:table-cell table:style-name="ce8" office:value-type="time" office:time-value="PT09H45M00S">
            <text:p>09:45</text:p>
          </table:table-cell>
          <table:table-cell table:style-name="ce8" office:value-type="time" office:time-value="PT16H40M00S">
            <text:p>16:40</text:p>
          </table:table-cell>
          <table:table-cell office:value-type="string">
            <text:p>stesura report</text:p>
          </table:table-cell>
          <table:table-cell table:number-columns-repeated="5"/>
          <table:table-cell table:style-name="ce8" table:formula="oooc:=[.D237]-[.C237]" office:value-type="time" office:time-value="PT06H55M00S">
            <text:p>06:55</text:p>
          </table:table-cell>
          <table:table-cell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14 Wed Jul</text:p>
          </table:table-cell>
          <table:table-cell table:style-name="ce8" office:value-type="time" office:time-value="PT10H00M00S">
            <text:p>10:00</text:p>
          </table:table-cell>
          <table:table-cell table:style-name="ce8"/>
          <table:table-cell table:number-columns-repeated="6"/>
          <table:table-cell table:style-name="ce8"/>
          <table:table-cell/>
        </table:table-row>
        <table:table-row table:style-name="ro2" table:number-rows-repeated="6">
          <table:table-cell table:number-columns-repeated="2"/>
          <table:table-cell table:style-name="ce8" table:number-columns-repeated="2"/>
          <table:table-cell table:number-columns-repeated="6"/>
          <table:table-cell table:style-name="ce8"/>
          <table:table-cell/>
        </table:table-row>
        <table:table-row table:style-name="ro2">
          <table:table-cell table:number-columns-repeated="2"/>
          <table:table-cell table:style-name="ce9" table:number-columns-repeated="2"/>
          <table:table-cell table:number-columns-repeated="6"/>
          <table:table-cell table:style-name="ce8"/>
          <table:table-cell/>
        </table:table-row>
        <table:table-row table:style-name="ro2" table:number-rows-repeated="281">
          <table:table-cell table:number-columns-repeated="10"/>
          <table:table-cell table:style-name="ce8"/>
          <table:table-cell/>
        </table:table-row>
        <table:table-row table:style-name="ro2" table:number-rows-repeated="6500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time-style style:name="N118">
      <number:hours number:style="long"/>
      <number:text>.</number:text>
      <number:minute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</number:time-style>
    <number:time-style style:name="N121" number:truncate-on-overflow="false">
      <number:hours/>
    </number:time-style>
    <number:time-style style:name="N122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07/14/2010</text:date>, <text:time>10:1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niele Ferro</meta:initial-creator>
    <meta:creation-date>2010-04-16T11:07:52</meta:creation-date>
    <dc:creator>loris</dc:creator>
    <dc:date>2010-07-14T10:10:00</dc:date>
    <meta:editing-cycles>98</meta:editing-cycles>
    <meta:editing-duration>P1DT6H37M13S</meta:editing-duration>
    <meta:user-defined meta:name="Info 1"/>
    <meta:user-defined meta:name="Info 2"/>
    <meta:user-defined meta:name="Info 3"/>
    <meta:user-defined meta:name="Info 4"/>
    <meta:document-statistic meta:table-count="3" meta:cell-count="703"/>
  </office:meta>
</office:document-meta>
</file>